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677da" officeooo:paragraph-rsid="001677da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1677da" officeooo:paragraph-rsid="001677da" style:font-size-asian="12.25pt" style:font-weight-asian="normal" style:font-size-complex="14pt" style:font-weight-complex="normal"/>
    </style:style>
    <style:style style:name="T1" style:family="text">
      <style:text-properties officeooo:rsid="0017307a"/>
    </style:style>
    <style:style style:name="T2" style:family="text">
      <style:text-properties officeooo:rsid="0018e4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 Recherche</text:p>
      <text:p text:style-name="P1"/>
      <text:p text:style-name="P2">Permet d’assembler les articles trouvés lors de la recherche d’articles auprès des bases de données ouvertes d’articles scientifiques et le fichier de clustering</text:p>
      <text:p text:style-name="P2"/>
      <text:p text:style-name="P2">Les attributs :</text:p>
      <text:p text:style-name="P2">- id de la recherche</text:p>
      <text:p text:style-name="P2">- id de la requête</text:p>
      <text:p text:style-name="P2">- les mots clés de la recherche</text:p>
      <text:p text:style-name="P2">- la chaîne de caractère constitués avec les mot clé et les and, or, parenthèses</text:p>
      <text:p text:style-name="P2">- id de l’utilisateur effectuant la recherche</text:p>
      <text:p text:style-name="P2">- les articles de la recherches</text:p>
      <text:p text:style-name="P2">- si terminé ?</text:p>
      <text:p text:style-name="P2">- <text:span text:style-name="T1">A quelle étape se trouve la recherche ?</text:span></text:p>
      <text:p text:style-name="P2">- <text:span text:style-name="T1">Les résultats de preprocessing de chaque article. </text:span><text:span text:style-name="T2">(garde en mémoire en cas où si le processus s’arrête à la moitié. Dès que le fichier clustering sera construit, on libère de l’espace)</text:span></text:p>
      <text:p text:style-name="P2">- l’adresse vers le fichier <text:span text:style-name="T1">de cluster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8:23:02.019753889</meta:creation-date>
    <meta:generator>LibreOffice/6.4.7.2$Linux_X86_64 LibreOffice_project/40$Build-2</meta:generator>
    <dc:date>2022-03-13T18:42:28.781450345</dc:date>
    <meta:editing-duration>PT19M25S</meta:editing-duration>
    <meta:editing-cycles>3</meta:editing-cycles>
    <meta:document-statistic meta:table-count="0" meta:image-count="0" meta:object-count="0" meta:page-count="1" meta:paragraph-count="13" meta:word-count="125" meta:character-count="698" meta:non-whitespace-character-count="586"/>
  </office:meta>
</office:document-meta>
</file>